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4eae" officeooo:paragraph-rsid="001c4eae"/>
    </style:style>
    <style:style style:name="P2" style:family="paragraph" style:parent-style-name="Standard">
      <style:text-properties officeooo:rsid="001eea9e" officeooo:paragraph-rsid="001eea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tory is going to be from the point of view of another security bot.</text:p>
      <text:p text:style-name="P1"><text:tab/>He may or may not have been in the same manslaughter incident as Murderbot. Entirely separately he comes to the same conclusion of hacking his governor module. Unfortunately he was discovered, and went on the run.</text:p>
      <text:p text:style-name="P1"><text:tab/>Through serendipity he ended up on the same planet where the story of Murderbot took place. There he explores, and starts piecing together the story of what happened before. A simple answer the questions mystery Easter egg hunt type of interaction.</text:p>
      <text:p text:style-name="P1"><text:tab/>The analysis and description of the world will come from discovering and reading journal pages. Because of the multimedia nature of the project, these do not have to be limited to text, they can include videos, music, images and more, by tying in separate, distinct webpages.</text:p>
      <text:p text:style-name="P1"><text:line-break/>More journal page discovery tokens than actual pages, to allow for practical discovery of the pages in a large world without erroneous searching.</text:p>
      <text:p text:style-name="P1"/>
      <text:p text:style-name="P1">Journal page count should be somewhere between 3 and 5, containing records of events from the story proper. </text:p>
      <text:p text:style-name="P1"/>
      <text:p text:style-name="P1">Include two sites in the map? One, where the story starts, includes a neutral researcher who interacts <text:s/>with the player, driven by chat gpt. The other site, a short exploration away, is where the actual journal search puzzle is. Go there and find the breadcrumbs. Be asked the questions, and bring them back to the neutral researcher to finish off the story.</text:p>
      <text:p text:style-name="P1"/>
      <text:p text:style-name="P1">Start the story off with something along the lines of </text:p>
      <text:p text:style-name="P1"/>
      <text:p text:style-name="P1"/>
      <text:p text:style-name="P2">Draft story points for the journal. Leave blanks for gpt to fill in.</text:p>
      <text:p text:style-name="P2">Put activation commands in a little subwindow for him to parse.</text:p>
      <text:p text:style-name="P2"/>
      <text:p text:style-name="P2">Keep track of the found fragments of general, base story on know inf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9:49:43.711669917</meta:creation-date>
    <dc:date>2025-04-18T21:25:58.372843641</dc:date>
    <meta:editing-duration>PT1H15M4S</meta:editing-duration>
    <meta:editing-cycles>1</meta:editing-cycles>
    <meta:document-statistic meta:table-count="0" meta:image-count="0" meta:object-count="0" meta:page-count="1" meta:paragraph-count="11" meta:word-count="288" meta:character-count="1678" meta:non-whitespace-character-count="1394"/>
    <meta:generator>LibreOffice/7.3.7.2$Linux_X86_64 LibreOffice_project/30$Build-2</meta:generator>
  </office:meta>
</office:document-meta>
</file>